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2cm" svg:stroke-color="#6b2394" draw:marker-start="Arrow" draw:marker-start-width="0.23cm" draw:marker-end="" draw:marker-end-width="0.23cm" draw:fill="none" draw:textarea-vertical-align="middle" fo:padding-top="0.135cm" fo:padding-bottom="0.135cm" fo:padding-left="0.26cm" fo:padding-right="0.26cm"/>
    </style:style>
    <style:style style:name="gr2" style:family="graphic" style:parent-style-name="objectwithoutfill">
      <style:graphic-properties svg:stroke-width="0.02cm" svg:stroke-color="#6b2394" draw:marker-start="Arrow" draw:marker-start-width="0.23cm" draw:marker-end="" draw:marker-end-width="0.33cm" draw:fill="none" draw:textarea-vertical-align="middle" fo:padding-top="0.135cm" fo:padding-bottom="0.135cm" fo:padding-left="0.26cm" fo:padding-right="0.26cm"/>
    </style:style>
    <style:style style:name="gr3" style:family="graphic" style:parent-style-name="standard" style:list-style-name="L1">
      <style:graphic-properties draw:stroke-dash="Dash_20_10" svg:stroke-width="0.04cm" svg:stroke-color="#6b0094" draw:marker-start="" draw:marker-start-width="0.26cm" draw:marker-start-center="false" draw:marker-end="" draw:marker-end-width="0.26cm" draw:marker-end-center="false" svg:stroke-opacity="100%" draw:stroke-linejoin="round" draw:fill-color="#ffffff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none" draw:stroke-dash="Dash_20_10" svg:stroke-width="0.04cm" svg:stroke-color="#6b0094" draw:marker-start="" draw:marker-start-width="0.26cm" draw:marker-start-center="false" draw:marker-end="" draw:marker-end-width="0.26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75cm" fo:min-width="8.415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-dash="Dash_20_10" svg:stroke-width="0.04cm" svg:stroke-color="#6b0094" draw:marker-start="" draw:marker-start-width="0.26cm" draw:marker-start-center="false" draw:marker-end="" draw:marker-end-width="0.26cm" draw:marker-end-center="false" svg:stroke-opacity="100%" draw:stroke-linejoin="round" draw:fill-color="#ffffff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none" draw:stroke-dash="Dash_20_10" svg:stroke-width="0.04cm" svg:stroke-color="#6b0094" draw:marker-start="" draw:marker-start-width="0.26cm" draw:marker-start-center="false" draw:marker-end="" draw:marker-end-width="0.26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75cm" fo:min-width="8.452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-dash="Dash_20_10" svg:stroke-width="0.04cm" svg:stroke-color="#6b0094" draw:marker-start="" draw:marker-start-width="0.26cm" draw:marker-start-center="false" draw:marker-end="" draw:marker-end-width="0.26cm" draw:marker-end-center="false" svg:stroke-opacity="100%" draw:stroke-linejoin="round" draw:fill-color="#ffffff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none" draw:stroke-dash="Dash_20_10" svg:stroke-width="0.04cm" svg:stroke-color="#6b0094" draw:marker-start="" draw:marker-start-width="0.26cm" draw:marker-start-center="false" draw:marker-end="" draw:marker-end-width="0.26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75cm" fo:min-width="8.497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objectwithoutfill">
      <style:graphic-properties svg:stroke-width="0.02cm" svg:stroke-color="#6b2394" draw:marker-start="" draw:marker-start-width="0.23cm" draw:marker-end="Arrow" draw:marker-end-width="0.23cm" draw:fill="none" draw:textarea-vertical-align="middle" fo:padding-top="0.135cm" fo:padding-bottom="0.135cm" fo:padding-left="0.26cm" fo:padding-right="0.26cm"/>
    </style:style>
    <style:style style:name="gr10" style:family="graphic" style:parent-style-name="standard" style:list-style-name="L1">
      <style:graphic-properties draw:stroke-dash="Dash_20_10" svg:stroke-width="0.04cm" svg:stroke-color="#6b0094" draw:marker-start="" draw:marker-start-width="0.26cm" draw:marker-start-center="false" draw:marker-end="" draw:marker-end-width="0.26cm" draw:marker-end-center="false" svg:stroke-opacity="100%" draw:stroke-linejoin="round" draw:fill-color="#ffffff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none" draw:stroke-dash="Dash_20_10" svg:stroke-width="0.04cm" svg:stroke-color="#6b0094" draw:marker-start="" draw:marker-start-width="0.26cm" draw:marker-start-center="false" draw:marker-end="" draw:marker-end-width="0.26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cm" fo:min-width="8.383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>
      <style:graphic-properties svg:stroke-width="0.07cm" svg:stroke-color="#6b0094" draw:marker-start-width="0.305cm" draw:marker-end-width="0.305cm" draw:fill="solid" draw:fill-color="#ffffff" draw:textarea-horizontal-align="justify" draw:textarea-vertical-align="middle" draw:auto-grow-height="false" fo:padding-top="0.16cm" fo:padding-bottom="0.16cm" fo:padding-left="0.285cm" fo:padding-right="0.285cm"/>
    </style:style>
    <style:style style:name="gr13" style:family="graphic" style:parent-style-name="standard">
      <style:graphic-properties draw:stroke="none" svg:stroke-color="#6b2394" draw:fill="none" fo:min-height="0cm"/>
    </style:style>
    <style:style style:name="gr14" style:family="graphic" style:parent-style-name="standard">
      <style:graphic-properties svg:stroke-width="0.07cm" svg:stroke-color="#6b0094" draw:marker-start-width="0.305cm" draw:marker-end-width="0.305cm" draw:fill="solid" draw:fill-color="#ffffff" draw:textarea-horizontal-align="justify" draw:textarea-vertical-align="middle" draw:auto-grow-height="false" fo:padding-top="0.16cm" fo:padding-bottom="0.16cm" fo:padding-left="0.285cm" fo:padding-right="0.285cm"/>
    </style:style>
    <style:style style:name="gr15" style:family="graphic" style:parent-style-name="objectwithoutfill">
      <style:graphic-properties svg:stroke-width="0.02cm" svg:stroke-color="#6b2394" draw:marker-start="Arrow" draw:marker-start-width="0.2cm" draw:marker-end="" draw:marker-end-width="0.23cm" draw:fill="none" draw:textarea-vertical-align="middle" fo:padding-top="0.135cm" fo:padding-bottom="0.135cm" fo:padding-left="0.26cm" fo:padding-right="0.26cm"/>
    </style:style>
    <style:style style:name="gr16" style:family="graphic" style:parent-style-name="objectwithoutfill">
      <style:graphic-properties svg:stroke-width="0.02cm" svg:stroke-color="#6b2394" draw:marker-start="Arrow" draw:marker-start-width="0.2cm" draw:marker-end="" draw:marker-end-width="0.33cm" draw:fill="none" draw:textarea-vertical-align="middle" fo:padding-top="0.135cm" fo:padding-bottom="0.135cm" fo:padding-left="0.26cm" fo:padding-right="0.26cm"/>
    </style:style>
    <style:style style:name="gr17" style:family="graphic" style:parent-style-name="standard" style:list-style-name="L1">
      <style:graphic-properties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-color="#ffffff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341cm" fo:min-width="5.25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-color="#ffffff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341cm" fo:min-width="5.28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>
      <style:graphic-properties draw:stroke="none" svg:stroke-color="#6b2394" draw:fill="none" fo:min-height="1cm"/>
    </style:style>
    <style:style style:name="gr22" style:family="graphic" style:parent-style-name="standard">
      <style:graphic-properties svg:stroke-width="0.02cm" svg:stroke-color="#6b0094" draw:marker-start-width="0.23cm" draw:marker-end-width="0.23cm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23" style:family="graphic" style:parent-style-name="objectwithoutfill">
      <style:graphic-properties svg:stroke-width="0.02cm" svg:stroke-color="#6b2394" draw:marker-start="" draw:marker-start-width="0.23cm" draw:marker-end="Arrow" draw:marker-end-width="0.2cm" draw:fill="none" draw:textarea-vertical-align="middle" fo:padding-top="0.135cm" fo:padding-bottom="0.135cm" fo:padding-left="0.26cm" fo:padding-right="0.26cm"/>
    </style:style>
    <style:style style:name="gr24" style:family="graphic" style:parent-style-name="standard" style:list-style-name="L1">
      <style:graphic-properties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-color="#ffffff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341cm" fo:min-width="5.313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-color="#ffffff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341cm" fo:min-width="5.313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text-outline="false" style:text-line-through-style="none" style:text-position="0% 100%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'" style:font-family-generic-asian="system" style:font-pitch-asian="variable" style:language-asian="zh" style:country-asian="CN" style:font-style-asian="normal" style:font-weight-asian="normal" style:font-family-complex="'Lohit Hindi'" style:font-family-generic-complex="system" style:font-pitch-complex="variable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position="0% 100%" fo:font-family="Ubuntu" style:font-style-name="Běžné" style:font-pitch="variable" fo:font-size="11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11pt" style:language-asian="zh" style:country-asian="CN" style:font-style-asian="normal" style:font-weight-asian="normal" style:font-family-complex="'Lohit Hindi'" style:font-family-generic-complex="system" style:font-pitch-complex="variable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text-outline="false" style:text-line-through-style="none" style:text-position="0% 100%" fo:font-size="11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11pt" style:language-asian="zh" style:country-asian="CN" style:font-style-asian="normal" style:font-weight-asian="normal" style:font-family-complex="'Lohit Hindi'" style:font-family-generic-complex="system" style:font-pitch-complex="variable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color="#6b0094" fo:font-size="12pt" style:font-size-asian="12pt" style:font-size-complex="12pt" fo:hyphenate="false"/>
    </style:style>
    <style:style style:name="P7" style:family="paragraph">
      <style:paragraph-properties fo:text-align="center"/>
      <style:text-properties fo:font-family="'Ubuntu Light'" style:font-pitch="variable" fo:font-weight="normal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text-outline="false" style:text-line-through-style="none" style:text-position="0% 100%" fo:font-family="'Ubuntu Light'" style:font-pitch="variable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'" style:font-family-generic-asian="system" style:font-pitch-asian="variable" style:language-asian="zh" style:country-asian="CN" style:font-style-asian="normal" style:font-weight-asian="normal" style:font-family-complex="'Lohit Hindi'" style:font-family-generic-complex="system" style:font-pitch-complex="variable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font-family="'Ubuntu Light'" style:font-pitch="variable" fo:hyphenate="false"/>
    </style:style>
    <style:style style:name="P10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position="0% 100%" fo:font-family="'Ubuntu Light'" style:font-pitch="variable" fo:font-size="9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9pt" style:language-asian="zh" style:country-asian="CN" style:font-style-asian="normal" style:font-weight-asian="normal" style:font-family-complex="'Lohit Hindi'" style:font-family-generic-complex="system" style:font-pitch-complex="variable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font-family="'Ubuntu Light'" style:font-style-name="Light" style:font-pitch="variable" fo:hyphenate="false"/>
    </style:style>
    <style:style style:name="P12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position="0% 100%" fo:font-family="'Ubuntu Light'" style:font-style-name="Light" style:font-pitch="variable" fo:font-size="9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9pt" style:language-asian="zh" style:country-asian="CN" style:font-style-asian="normal" style:font-weight-asian="normal" style:font-family-complex="'Lohit Hindi'" style:font-family-generic-complex="system" style:font-pitch-complex="variable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color="#6b0094" fo:font-family="'Ubuntu Light'" style:font-pitch="variable" fo:font-size="10pt" style:font-size-asian="10pt" style:font-size-complex="10pt" fo:hyphenate="false"/>
    </style:style>
    <style:style style:name="P14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font-family="'Ubuntu Light'" style:font-pitch="variable" fo:font-weight="normal" fo:hyphenate="false"/>
    </style:style>
    <style:style style:name="P15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font-family="'Ubuntu Light'" style:font-pitch="variable" fo:hyphenate="false"/>
    </style:style>
    <style:style style:name="P1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6b0094" fo:font-family="'Ubuntu Light'" style:font-pitch="variable" fo:font-size="10pt" style:font-size-asian="10pt" style:font-size-complex="10pt" fo:hyphenate="false"/>
    </style:style>
    <style:style style:name="T1" style:family="text">
      <style:text-properties fo:color="#000000" style:text-outline="false" style:text-line-through-style="none" style:text-position="0% 100%" fo:font-family="Ubuntu" style:font-style-name="Běžné" style:font-pitch="variable" fo:font-size="11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11pt" style:language-asian="zh" style:country-asian="CN" style:font-style-asian="normal" style:font-weight-asian="normal" style:font-family-complex="'Lohit Hindi'" style:font-family-generic-complex="system" style:font-pitch-complex="variable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color="#6b0094" style:text-outline="false" style:text-line-through-style="none" style:text-position="0% 100%" fo:font-family="Ubuntu" style:font-style-name="Běžné" style:font-pitch="variable" fo:font-size="12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12pt" style:language-asian="zh" style:country-asian="CN" style:font-style-asian="normal" style:font-weight-asian="normal" style:font-family-complex="'Lohit Hindi'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fo:font-family="'Ubuntu Light'" style:font-pitch="variable" fo:font-size="9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9pt" style:language-asian="zh" style:country-asian="CN" style:font-style-asian="normal" style:font-weight-asian="normal" style:font-family-complex="'Lohit Hindi'" style:font-family-generic-complex="system" style:font-pitch-complex="variable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position="0% 100%" fo:font-family="'Ubuntu Light'" style:font-style-name="Light" style:font-pitch="variable" fo:font-size="9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9pt" style:language-asian="zh" style:country-asian="CN" style:font-style-asian="normal" style:font-weight-asian="normal" style:font-family-complex="'Lohit Hindi'" style:font-family-generic-complex="system" style:font-pitch-complex="variable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color="#6b0094" style:text-outline="false" style:text-line-through-style="none" style:text-position="0% 100%" fo:font-size="10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10pt" style:language-asian="zh" style:country-asian="CN" style:font-style-asian="normal" style:font-weight-asian="normal" style:font-family-complex="'Lohit Hindi'" style:font-family-generic-complex="system" style:font-pitch-complex="variable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line draw:style-name="gr1" draw:text-style-name="P1" draw:layer="layout" svg:x1="16.165cm" svg:y1="1.93cm" svg:x2="17.465cm" svg:y2="1.93cm">
          <text:p/>
        </draw:line>
        <draw:line draw:style-name="gr2" draw:text-style-name="P1" draw:layer="layout" svg:x1="15.864cm" svg:y1="-3.45cm" svg:x2="15.864cm" svg:y2="3.18cm">
          <text:p/>
        </draw:line>
        <draw:g>
          <draw:custom-shape draw:style-name="gr3" draw:text-style-name="P2" draw:layer="layout" svg:width="8.86cm" svg:height="0.9cm" svg:x="16.708cm" svg:y="1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4" draw:layer="layout" svg:width="8.915cm" svg:height="0.725cm" svg:x="16.738cm" svg:y="1.553cm">
            <draw:text-box>
              <text:p text:style-name="P3"><text:span text:style-name="T1">diplomová_práce.pdf</text:span><text:span text:style-name="T1"><text:tab/></text:span><text:span text:style-name="T1"><text:tab/></text:span><text:span text:style-name="T1">St 26.3.2014, 15:41</text:span></text:p>
            </draw:text-box>
          </draw:frame>
        </draw:g>
        <draw:line draw:style-name="gr1" draw:text-style-name="P1" draw:layer="layout" svg:x1="16.163cm" svg:y1="0.685cm" svg:x2="17.463cm" svg:y2="0.685cm">
          <text:p/>
        </draw:line>
        <draw:g>
          <draw:custom-shape draw:style-name="gr5" draw:text-style-name="P2" draw:layer="layout" svg:width="8.86cm" svg:height="0.9cm" svg:x="16.706cm" svg:y="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4" draw:layer="layout" svg:width="8.952cm" svg:height="0.725cm" svg:x="16.704cm" svg:y="0.308cm">
            <draw:text-box>
              <text:p text:style-name="P3"><text:span text:style-name="T1">diplomová_práce.pdf</text:span><text:span text:style-name="T1"><text:tab/></text:span><text:span text:style-name="T1"><text:tab/></text:span><text:span text:style-name="T1">Čt 27.3.2014, 16:32</text:span></text:p>
            </draw:text-box>
          </draw:frame>
        </draw:g>
        <draw:line draw:style-name="gr1" draw:text-style-name="P1" draw:layer="layout" svg:x1="16.161cm" svg:y1="-0.555cm" svg:x2="17.461cm" svg:y2="-0.555cm">
          <text:p/>
        </draw:line>
        <draw:g>
          <draw:custom-shape draw:style-name="gr7" draw:text-style-name="P2" draw:layer="layout" svg:width="8.86cm" svg:height="0.9cm" svg:x="16.704cm" svg:y="-1.0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4" draw:layer="layout" svg:width="8.997cm" svg:height="0.725cm" svg:x="16.702cm" svg:y="-0.932cm">
            <draw:text-box>
              <text:p text:style-name="P3"><text:span text:style-name="T1">diplomová_práce.pdf</text:span><text:span text:style-name="T1"><text:tab/></text:span><text:span text:style-name="T1"><text:tab/></text:span><text:span text:style-name="T1">Pá 28.3.2014, 14:53</text:span></text:p>
            </draw:text-box>
          </draw:frame>
        </draw:g>
        <draw:line draw:style-name="gr9" draw:text-style-name="P1" draw:layer="layout" svg:x1="14.156cm" svg:y1="-1.79cm" svg:x2="15.456cm" svg:y2="-1.79cm">
          <text:p/>
        </draw:line>
        <draw:g>
          <draw:custom-shape draw:style-name="gr10" draw:text-style-name="P5" draw:layer="layout" svg:width="8.861cm" svg:height="0.9cm" svg:x="5.655cm" svg:y="-2.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4" draw:layer="layout" svg:width="8.927cm" svg:height="0.687cm" svg:x="5.653cm" svg:y="-2.167cm">
            <draw:text-box>
              <text:p text:style-name="P3"><text:span text:style-name="T1">diplomová_práce.pdf</text:span><text:span text:style-name="T1"><text:tab/></text:span><text:span text:style-name="T1"><text:tab/></text:span><text:span text:style-name="T1">So 29.3.2014, 17:13</text:span></text:p>
            </draw:text-box>
          </draw:frame>
        </draw:g>
        <draw:custom-shape draw:style-name="gr12" draw:text-style-name="P1" draw:layer="layout" svg:width="0.3cm" svg:height="0.3cm" svg:x="15.705cm" svg:y="-1.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6" draw:layer="layout" svg:width="3.783cm" svg:height="0.725cm" svg:x="5.583cm" svg:y="-3.007cm">
          <draw:text-box>
            <text:p text:style-name="P3"><text:span text:style-name="T2">Aktuální verze</text:span></text:p>
          </draw:text-box>
        </draw:frame>
        <draw:frame draw:style-name="gr13" draw:text-style-name="P6" draw:layer="layout" svg:width="3.783cm" svg:height="0.725cm" svg:x="22.217cm" svg:y="-1.774cm">
          <draw:text-box draw:corner-radius="3.582cm">
            <text:p text:style-name="P3"><text:span text:style-name="T2">Uložené verze</text:span></text:p>
          </draw:text-box>
        </draw:frame>
        <draw:custom-shape draw:style-name="gr14" draw:text-style-name="P1" draw:layer="layout" svg:width="0.3cm" svg:height="0.3cm" svg:x="15.705cm" svg:y="-0.7cm">
          <text:p text:style-name="P1"><text:s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controls" svg:width="0.3cm" svg:height="0.3cm" svg:x="15.705cm" svg:y="0.538cm">
          <text:p text:style-name="P1"><text:s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controls" svg:width="0.3cm" svg:height="0.3cm" svg:x="15.705cm" svg:y="1.78cm">
          <text:p text:style-name="P1"><text:s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7" draw:layer="layout" svg:x1="7.22cm" svg:y1="3.741cm" svg:x2="8.304cm" svg:y2="3.741cm">
          <text:p/>
        </draw:line>
        <draw:line draw:style-name="gr16" draw:text-style-name="P1" draw:layer="layout" svg:x1="6.918cm" svg:y1="0.428cm" svg:x2="6.918cm" svg:y2="5.547cm">
          <text:p/>
        </draw:line>
        <draw:g>
          <draw:custom-shape draw:style-name="gr17" draw:text-style-name="P8" draw:layer="layout" svg:width="5.588cm" svg:height="0.664cm" svg:x="8.027cm" svg:y="3.4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8" draw:text-style-name="P10" draw:layer="layout" svg:width="5.75cm" svg:height="0.607cm" svg:x="8.044cm" svg:y="3.441cm">
            <draw:text-box>
              <text:p text:style-name="P9"><text:span text:style-name="T3">Index.html</text:span><text:span text:style-name="T3"><text:tab/></text:span><text:span text:style-name="T3">St 15.1.2014, 18:21</text:span></text:p>
            </draw:text-box>
          </draw:frame>
        </draw:g>
        <draw:line draw:style-name="gr15" draw:text-style-name="P7" draw:layer="layout" svg:x1="7.22cm" svg:y1="2.892cm" svg:x2="8.304cm" svg:y2="2.892cm">
          <text:p/>
        </draw:line>
        <draw:g>
          <draw:custom-shape draw:style-name="gr19" draw:text-style-name="P8" draw:layer="layout" svg:width="5.587cm" svg:height="0.665cm" svg:x="8.022cm" svg:y="2.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12" draw:layer="layout" svg:width="5.78cm" svg:height="0.607cm" svg:x="8.02cm" svg:y="2.592cm">
            <draw:text-box>
              <text:p text:style-name="P11"><text:span text:style-name="T4">Index.html</text:span><text:span text:style-name="T4"><text:tab/></text:span><text:span text:style-name="T4">Čt 16.1.2014, 13:52</text:span></text:p>
            </draw:text-box>
          </draw:frame>
        </draw:g>
        <draw:frame draw:style-name="gr21" draw:text-style-name="P13" draw:layer="layout" svg:width="3.154cm" svg:height="1.25cm" svg:x="0.285cm" svg:y="0.3cm">
          <draw:text-box>
            <text:p text:style-name="P9"><text:span text:style-name="T5">Aktuální verze</text:span></text:p>
          </draw:text-box>
        </draw:frame>
        <draw:custom-shape draw:style-name="gr22" draw:text-style-name="P7" draw:layer="layout" svg:width="0.249cm" svg:height="0.244cm" svg:x="6.794cm" svg:y="2.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7" draw:layer="layout" svg:width="0.249cm" svg:height="0.244cm" svg:x="6.794cm" svg:y="3.6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7" draw:layer="layout" svg:x1="5.539cm" svg:y1="1.283cm" svg:x2="6.623cm" svg:y2="1.283cm">
          <text:p/>
        </draw:line>
        <draw:g>
          <draw:custom-shape draw:style-name="gr24" draw:text-style-name="P8" draw:layer="layout" svg:width="5.587cm" svg:height="0.665cm" svg:x="0.367cm" svg:y="0.9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5" draw:text-style-name="P10" draw:layer="layout" svg:width="5.813cm" svg:height="0.607cm" svg:x="0.365cm" svg:y="0.984cm">
            <draw:text-box>
              <text:p text:style-name="P14"><text:span text:style-name="T3">Index.html</text:span><text:span text:style-name="T3"><text:tab/></text:span><text:span text:style-name="T3">So 18.1.2014, 14:17</text:span></text:p>
            </draw:text-box>
          </draw:frame>
        </draw:g>
        <draw:custom-shape draw:style-name="gr22" draw:text-style-name="P7" draw:layer="layout" svg:width="0.251cm" svg:height="0.245cm" svg:x="6.793cm" svg:y="1.1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7" draw:layer="layout" svg:x1="7.22cm" svg:y1="2.042cm" svg:x2="8.304cm" svg:y2="2.042cm">
          <text:p/>
        </draw:line>
        <draw:g>
          <draw:custom-shape draw:style-name="gr26" draw:text-style-name="P8" draw:layer="layout" svg:width="5.587cm" svg:height="0.665cm" svg:x="8.006cm" svg:y="1.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7" draw:text-style-name="P12" draw:layer="layout" svg:width="5.813cm" svg:height="0.607cm" svg:x="8.004cm" svg:y="1.743cm">
            <draw:text-box>
              <text:p text:style-name="P11"><text:span text:style-name="T4">Index.html</text:span><text:span text:style-name="T4"><text:tab/></text:span><text:span text:style-name="T4">Pá 17.1.2014, 14:18</text:span></text:p>
            </draw:text-box>
          </draw:frame>
        </draw:g>
        <draw:custom-shape draw:style-name="gr22" draw:text-style-name="P7" draw:layer="layout" svg:width="0.249cm" svg:height="0.243cm" svg:x="6.794cm" svg:y="1.9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6" draw:layer="layout" svg:width="4.405cm" svg:height="1.25cm" svg:x="9.327cm" svg:y="1.1cm">
          <draw:text-box>
            <text:p text:style-name="P15"><text:span text:style-name="T5">Uložené verz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cs" fo:country="CZ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cm" fo:page-height="4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ét </meta:initial-creator>
    <meta:creation-date>2014-03-30T20:51:59</meta:creation-date>
    <dc:date>2014-04-06T19:15:28</dc:date>
    <dc:creator>Markét </dc:creator>
    <meta:editing-duration>PT22M53S</meta:editing-duration>
    <meta:editing-cycles>9</meta:editing-cycles>
    <meta:generator>LibreOffice/3.5$Linux_x86 LibreOffice_project/350m1$Build-2</meta:generator>
    <meta:document-statistic meta:object-count="46"/>
  </office:meta>
</office:document-meta>
</file>